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table:align="right" style:shadow="none"/>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01mm" fo:border="none"/>
    </style:style>
    <style:style style:name="P1" style:family="paragraph" style:parent-style-name="Title" style:master-page-name="Portrait_2c__20_3_2f_4_22__20_margins">
      <style:paragraph-properties style:page-number="auto"/>
    </style:style>
    <style:style style:name="T1" style:family="text">
      <style:text-properties style:text-position="super 58%"/>
    </style:style>
    <style:style style:name="T2" style:family="text">
      <style:text-properties fo:font-variant="normal" fo:text-transform="none" fo:color="#222222" style:font-name="Arial2" fo:font-size="12pt" fo:letter-spacing="normal" fo:font-style="normal" fo:font-weight="normal"/>
    </style:style>
    <style:style style:name="T3" style:family="text">
      <style:text-properties fo:font-variant="normal" fo:text-transform="none" fo:color="#222222"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r</text:p>
      <text:p text:style-name="_2a__2a__2a__2a__2a__20__20__20__20__20__20__20_Hidden_20__20__20__20__20__20__2a__2a__2a__2a__2a_">Don Peterson <text:s text:c="7"/>Words: <text:word-count>806</text:word-count> </text:p>
      <text:p text:style-name="Subtitle"><text:a xlink:type="simple" xlink:href="mailto:someonesdad1@gmail.com" text:style-name="Internet_20_link" text:visited-style-name="Visited_20_Internet_20_Link">someonesdad1@gmail.com</text:a> 29 Mar 2022</text:p>
      <text:p text:style-name="Text_20_body">In March of 2022 I was again interested is displaying colors on my monitor and updating some of the ANSI escape code sequences in libraries I had written for python scripts. <text:s/>I had also gotten disgusted with the more than 10<text:span text:style-name="T1">4</text:span> color names I had collected over the years (with about 1/3 of them being duplicates) and wondered if there was a simpler system. <text:s/>This led to a rabbit hole.</text:p>
      <text:p text:style-name="Text_20_body">This rabbit hole is that color seems pretty simple to the physicist, who just thinks in terms of a wavelength on a dial from a monochromator that uses a diffraction grating to separate out the colors of a light spectrum from a continuous light source (e.g., a lamp). <text:s/>The rabbit hole exists because of the way the human eye converts these wavelengths to signals which are interpreted by the human's brain. <text:s/>This neuro-perception of the color is the rabbit's shovel. <text:s/>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talk about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Where do we start?</text:h>
      <text:p text:style-name="Text_20_body"/>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ext:soft-page-break/>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401f1830b65a</text:a> This looks at the basics of colorimetry (measurement of color). <text:s/>It makes the cogent comment that this measurement stuff and colorimetry is essentially linear algebra, referring to the metrical mess of coordinate systems and measures that humans have come up with over the last century or so. <text:s/>This is only a part of the much larger field of color science, which includes colorimetry, the much more complicated topic of human perception of color, and presentation/engineering of color. <text:s/>It also includes the science and technology of transforming these "colors" from one representation to another. <text:s/>Here, I'm indirectly referring to an analogy with the relationships between abstract groups and their huge number of representations.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3">  There are c</text:span><text:span text:style-name="T2">ollege and graduate school curricula devoted to these topics.</text:span> </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hyperp1</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0" meta:object-count="0" meta:page-count="2" meta:paragraph-count="25" meta:word-count="806" meta:character-count="4976"/>
    <meta:template xlink:type="simple" xlink:actuate="onRequest" xlink:title="Normal" xlink:href="../Normal.ott" meta:date="2014-12-28T08:19:31.36"/>
  </office:meta>
</office:document-meta>
</file>